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fo:language="it" fo:country="IT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text-properties fo:language="it" fo:country="IT" officeooo:paragraph-rsid="0003a2bc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isi delle immagini</text:h>
      <text:p text:style-name="P2">Questi sono i dati generati da una semplice analisi dell'immagine. Il software di analisi delle immagini che abbiamo usato a questo scopo è <office:annotation office:name="__Annotation__3059_1733192627"><dc:creator>Unknown Author</dc:creator><dc:date>2019-01-26T14:14:41.304000000</dc:date><text:p text:style-name="P4"><text:span text:style-name="T1">Will link to fotoforensics.com</text:span></text:p></office:annotation>FotoForensics<office:annotation-end office:name="__Annotation__3059_1733192627"/>. Analisti di immagini fatte da professionisti potrebbero ricavare ancora più informazioni dai dati dell'immagine.</text:p>
      <text:p text:style-name="P2">Abbiamo censurato le coordinate GPS in successiva perché le abbiamo reputate troppo precise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Originale</text:p>
          </table:table-cell>
          <table:table-cell table:style-name="Table1.B1" office:value-type="string">
            <text:p text:style-name="P3">Anonimizzata</text:p>
          </table:table-cell>
        </table:table-row>
        <table:table-row>
          <table:table-cell table:style-name="Table1.A2" office:value-type="string">
            <text:p text:style-name="P3">Immagine originale</text:p>
          </table:table-cell>
          <table:table-cell table:style-name="Table1.B2" office:value-type="string">
            <text:p text:style-name="P3">Immagine anonimizzata</text:p>
          </table:table-cell>
        </table:table-row>
        <table:table-row>
          <table:table-cell table:style-name="Table1.A2" office:value-type="string">
            <text:p text:style-name="P3">Immagine ELA originale</text:p>
          </table:table-cell>
          <table:table-cell table:style-name="Table1.B2" office:value-type="string">
            <text:p text:style-name="P3">Immagine ELA anonimizzata</text:p>
          </table:table-cell>
        </table:table-row>
        <table:table-row>
          <table:table-cell table:style-name="Table1.A2" office:value-type="string">
            <text:p text:style-name="P3">JPEG originale</text:p>
          </table:table-cell>
          <table:table-cell table:style-name="Table1.B2" office:value-type="string">
            <text:p text:style-name="P3">JPEG anonimizzato</text:p>
          </table:table-cell>
        </table:table-row>
        <table:table-row>
          <table:table-cell table:style-name="Table1.A2" office:value-type="string">
            <text:p text:style-name="P3">Metadati originali</text:p>
          </table:table-cell>
          <table:table-cell table:style-name="Table1.B2" office:value-type="string">
            <text:p text:style-name="P3">Metadati anonimizzati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14:16.880000000</meta:creation-date>
    <dc:date>2019-01-26T14:16:02.783000000</dc:date>
    <meta:editing-duration>PT1M46S</meta:editing-duration>
    <meta:editing-cycles>1</meta:editing-cycles>
    <meta:document-statistic meta:table-count="1" meta:image-count="0" meta:object-count="0" meta:page-count="1" meta:paragraph-count="13" meta:word-count="74" meta:character-count="558" meta:non-whitespace-character-count="497"/>
    <meta:generator>LibreOffice/6.1.4.2$Windows_X86_64 LibreOffice_project/9d0f32d1f0b509096fd65e0d4bec26ddd1938fd3</meta:generator>
  </office:meta>
</office:document-meta>
</file>